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2.36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02cm" svg:stroke-color="#ffff00" draw:marker-start-width="0.352cm" draw:marker-end="Arrow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02cm" svg:stroke-color="#ffff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color="#ffffff" draw:marker-end="Arrow" draw:marker-end-width="0.457cm" draw:textarea-horizontal-align="center" draw:textarea-vertical-align="middle"/>
    </style:style>
    <style:style style:name="gr12" style:family="graphic" style:parent-style-name="standard">
      <style:graphic-properties draw:stroke="solid" svg:stroke-width="0.102cm" svg:stroke-color="#ffff00" draw:marker-start-width="0.352cm" draw:marker-end="Arrow" draw:marker-end-width="0.609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Fine_20_Dashed_20__28_var_29_" svg:stroke-width="0.102cm" svg:stroke-color="#ffff00" draw:marker-start-width="0.352cm" draw:marker-end="Arrow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draw:stroke="solid" svg:stroke-width="0.102cm" svg:stroke-color="#ffff00" draw:marker-start-width="0.352cm" draw:marker-end-width="0.352cm" draw:fill-color="#ffffff" draw:auto-grow-height="true" fo:min-height="6.576cm" fo:padding-top="0.05cm" fo:padding-bottom="0.05cm" fo:padding-left="0.05cm" fo:padding-right="0.05cm"/>
    </style:style>
    <style:style style:name="pr9" style:family="presentation" style:parent-style-name="Default-outline1">
      <style:graphic-properties draw:fill-color="#ffffff" draw:auto-grow-height="true" fo:min-height="9.604cm"/>
    </style:style>
    <style:style style:name="pr10" style:family="presentation" style:parent-style-name="Default-outline1">
      <style:graphic-properties draw:fill-color="#ffffff" draw:auto-grow-height="true" fo:min-height="7.55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text:enable-numbering="false" fo:margin-left="1.2cm" fo:margin-right="0cm" fo:text-indent="-0.9cm"/>
      <style:text-properties fo:color="#ffffff"/>
    </style:style>
    <style:style style:name="P13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text:enable-numbering="true" fo:margin-left="1.2cm" fo:margin-right="0cm" fo:text-indent="-0.9cm"/>
    </style:style>
    <style:style style:name="P15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indent="0cm"/>
      <style:text-properties fo:color="#ffff00" fo:font-size="24pt" fo:font-weight="bold"/>
    </style:style>
    <style:style style:name="P18" style:family="paragraph">
      <style:paragraph-properties fo:margin-left="0cm" fo:margin-right="0cm" fo:text-indent="0cm"/>
      <style:text-properties fo:color="#ffff00" fo:font-size="18pt" fo:font-weight="bold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/>
    </style:style>
    <style:style style:name="T5" style:family="text">
      <style:text-properties fo:color="#ccccff"/>
    </style:style>
    <style:style style:name="T6" style:family="text">
      <style:text-properties fo:font-size="18pt"/>
    </style:style>
    <style:style style:name="T7" style:family="text">
      <style:text-properties fo:color="#ccccff" fo:font-size="20pt" fo:font-weight="bold"/>
    </style:style>
    <style:style style:name="T8" style:family="text">
      <style:text-properties fo:color="#23ff23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ffff00" fo:font-size="20pt" fo:font-weight="bold"/>
    </style:style>
    <style:style style:name="T11" style:family="text">
      <style:text-properties fo:color="#ffffff" fo:font-size="24pt" fo:font-weight="normal"/>
    </style:style>
    <style:style style:name="T12" style:family="text">
      <style:text-properties fo:color="#ffffff" fo:font-size="20pt" fo:font-weight="bold"/>
    </style:style>
    <style:style style:name="T13" style:family="text">
      <style:text-properties fo:color="#23ff23" fo:font-size="22pt" fo:font-weight="bold"/>
    </style:style>
    <style:style style:name="T14" style:family="text">
      <style:text-properties fo:color="#23ff23" fo:font-size="22pt"/>
    </style:style>
    <style:style style:name="T15" style:family="text">
      <style:text-properties fo:color="#ffff00" fo:font-size="22pt"/>
    </style:style>
    <style:style style:name="T16" style:family="text">
      <style:text-properties fo:color="#ffcc99" fo:font-size="22pt"/>
    </style:style>
    <style:style style:name="T17" style:family="text">
      <style:text-properties fo:color="#ffff00" fo:font-weight="bold"/>
    </style:style>
    <style:style style:name="T18" style:family="text">
      <style:text-properties fo:font-weight="bold"/>
    </style:style>
    <style:style style:name="T19" style:family="text">
      <style:text-properties fo:color="#23ff23" fo:font-weight="bold"/>
    </style:style>
    <style:style style:name="T20" style:family="text">
      <style:text-properties fo:color="#ffcc99" fo:font-size="22pt" fo:font-weight="bold"/>
    </style:style>
    <style:style style:name="T21" style:family="text">
      <style:text-properties fo:color="#00ffff" fo:font-size="22pt" fo:font-weight="bold"/>
    </style:style>
    <style:style style:name="T22" style:family="text">
      <style:text-properties fo:color="#ffffff" fo:font-size="22pt" fo:font-weight="bold"/>
    </style:style>
    <style:style style:name="T23" style:family="text">
      <style:text-properties fo:color="#ccccff" fo:font-size="22pt" fo:font-weight="bold"/>
    </style:style>
    <style:style style:name="T24" style:family="text">
      <style:text-properties fo:color="#ffff00" fo:font-size="22pt" fo:font-weight="bold"/>
    </style:style>
    <style:style style:name="T25" style:family="text">
      <style:text-properties fo:color="#23ff23" fo:font-size="18pt" fo:font-weight="bold"/>
    </style:style>
    <style:style style:name="T26" style:family="text">
      <style:text-properties fo:color="#ffff00" fo:font-size="24pt" fo:font-weight="bold"/>
    </style:style>
    <style:style style:name="T27" style:family="text">
      <style:text-properties style:text-position="33% 58%"/>
    </style:style>
    <style:style style:name="T28" style:family="text">
      <style:text-properties fo:color="#ffff00" fo:font-size="18pt" fo:font-weight="bold"/>
    </style:style>
    <style:style style:name="T29" style:family="text">
      <style:text-properties fo:color="#ff8080" fo:font-size="22pt" fo:font-weight="bold"/>
    </style:style>
    <style:style style:name="T30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pointers</presentation:footer-decl>
      <presentation:footer-decl presentation:name="ftr2">CMPTxxxx</presentation:footer-decl>
      <presentation:date-time-decl presentation:name="dtd1" presentation:source="fixed">24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§12.1-12.5: Pointer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p text:style-name="P1">24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12.1-12.5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Pointers </text:span><text:span text:style-name="T3">(in Modula-2 and C)</text:span></text:p>
                <text:list>
                  <text:list-item>
                    <text:p text:style-name="P1"><text:span text:style-name="T2">Creating</text:span> pointers, <text:span text:style-name="T2">dereferencing</text:span> pointers</text:p>
                  </text:list-item>
                  <text:list-item>
                    <text:p text:style-name="P1">Assignment <text:span text:style-name="T2">compatibility</text:span></text:p>
                  </text:list-item>
                  <text:list-item>
                    <text:p text:style-name="P1">Pointer <text:span text:style-name="T2">arithmetic</text:span></text:p>
                  </text:list-item>
                  <text:list-item>
                    <text:p text:style-name="P1"><text:span text:style-name="T2">NIL (</text:span><text:span text:style-name="T3">in C: </text:span><text:span text:style-name="T2">NULL)</text:span></text:p>
                  </text:list-item>
                </text:list>
              </text:list-item>
              <text:list-item>
                <text:p text:style-name="P1"><text:span text:style-name="T2">Static</text:span> vs. <text:span text:style-name="T2">dynamic</text:span> allocation of memory</text:p>
                <text:list>
                  <text:list-item>
                    <text:p text:style-name="P1"><text:span text:style-name="T2">Activation</text:span> records</text:p>
                  </text:list-item>
                  <text:list-item>
                    <text:p text:style-name="P1"><text:span text:style-name="T2">Stack</text:span>, stack pointer</text:p>
                  </text:list-item>
                </text:list>
              </text:list-item>
              <text:list-item>
                <text:p text:style-name="P1">Dynamic variables: <text:span text:style-name="T2">NEW</text:span>(), <text:span text:style-name="T2">DISPOS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e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Values are stored in <text:span text:style-name="T2">locations</text:span> in memory</text:p>
              </text:list-item>
              <text:list-item>
                <text:p text:style-name="P1">These locations are accessed by their addresses, which <text:span text:style-name="T2">point</text:span> to a spot in memory</text:p>
              </text:list-item>
              <text:list-item>
                <text:p text:style-name="P1">A <text:span text:style-name="T2">pointer</text:span> is a variable whose <text:span text:style-name="T4">value</text:span> is a memory <text:span text:style-name="T4">address</text:span>:</text:p>
              </text:list-item>
            </text:list>
            <text:p text:style-name="P5"><text:span text:style-name="T5">VAR</text:span></text:p>
            <text:p text:style-name="P6"><text:span text:style-name="T4">applePtr</text:span> : <text:span text:style-name="T2">POINTER</text:span> <text:span text:style-name="T5">TO</text:span> <text:span text:style-name="T5">REAL</text:span>;</text:p>
            <text:p text:style-name="P6"><text:span text:style-name="T4">apple</text:span> : <text:span text:style-name="T5">REAL</text:span>;</text:p>
            <text:p text:style-name="P5"><text:span text:style-name="T5">BEGIN</text:span></text:p>
            <text:p text:style-name="P6"><text:span text:style-name="T4">apple</text:span> := 5.0;</text:p>
            <text:p text:style-name="P6"><text:span text:style-name="T4">applePtr</text:span> := <text:span text:style-name="T5">SYSTEM</text:span>.<text:span text:style-name="T2">ADR</text:span> (<text:span text:style-name="T4">apple</text:span>);</text:p>
          </draw:text-box>
        </draw:frame>
        <draw:rect draw:style-name="gr2" draw:text-style-name="P8" draw:id="id2" draw:layer="layout" svg:width="2.54cm" svg:height="1.27cm" svg:x="17.715cm" svg:y="14.37cm">
          <text:p text:style-name="P7"><text:span text:style-name="T6">0x3e</text:span></text:p>
        </draw:rect>
        <draw:rect draw:style-name="gr2" draw:text-style-name="P8" draw:id="id4" draw:layer="layout" svg:width="2.54cm" svg:height="1.27cm" svg:x="23.215cm" svg:y="14.37cm">
          <text:p text:style-name="P7"><text:span text:style-name="T6">5.0</text:span></text:p>
        </draw:rect>
        <draw:frame draw:style-name="gr3" draw:text-style-name="P9" draw:id="id1" draw:layer="layout" svg:width="3.156cm" svg:height="0.988cm" svg:x="17.515cm" svg:y="12.324cm">
          <draw:text-box>
            <text:p text:style-name="P1"><text:span text:style-name="T6">applePtr</text:span></text:p>
          </draw:text-box>
        </draw:frame>
        <draw:frame draw:style-name="gr3" draw:text-style-name="P8" draw:id="id3" draw:layer="layout" svg:width="2.263cm" svg:height="0.988cm" svg:x="23.416cm" svg:y="12.325cm">
          <draw:text-box>
            <text:p text:style-name="P7"><text:span text:style-name="T6">apple</text:span></text:p>
          </draw:text-box>
        </draw:frame>
        <draw:connector draw:style-name="gr4" draw:text-style-name="P10" draw:layer="layout" draw:type="line" svg:x1="19.093cm" svg:y1="13.312cm" svg:x2="18.985cm" svg:y2="14.37cm" draw:start-shape="id1" draw:start-glue-point="2" draw:end-shape="id2" draw:end-glue-point="0" svg:d="m19093 13312-108 1058">
          <text:p/>
        </draw:connector>
        <draw:connector draw:style-name="gr4" draw:text-style-name="P10" draw:layer="layout" draw:type="line" svg:x1="24.547cm" svg:y1="13.313cm" svg:x2="24.485cm" svg:y2="14.37cm" draw:start-shape="id3" draw:start-glue-point="2" draw:end-shape="id4" draw:end-glue-point="0" svg:d="m24547 13313-62 1057">
          <text:p/>
        </draw:connector>
        <draw:line draw:style-name="gr4" draw:text-style-name="P10" draw:layer="layout" svg:x1="19.895cm" svg:y1="14.918cm" svg:x2="22.934cm" svg:y2="14.382cm">
          <text:p/>
        </draw:line>
        <draw:frame draw:style-name="gr3" draw:text-style-name="P8" draw:layer="layout" svg:width="2.073cm" svg:height="0.988cm" svg:x="25.616cm" svg:y="13.926cm">
          <draw:text-box>
            <text:p text:style-name="P7"><text:span text:style-name="T6">0x3e</text:span></text:p>
          </draw:text-box>
        </draw:frame>
        <draw:frame draw:style-name="gr3" draw:text-style-name="P8" draw:layer="layout" svg:width="1.907cm" svg:height="0.988cm" svg:x="25.616cm" svg:y="15.427cm">
          <draw:text-box>
            <text:p text:style-name="P7"><text:span text:style-name="T6">0x3f</text:span></text:p>
          </draw:text-box>
        </draw:frame>
        <draw:rect draw:style-name="gr5" draw:text-style-name="P7" draw:layer="layout" svg:width="2.54cm" svg:height="1.27cm" svg:x="23.215cm" svg:y="15.67cm">
          <text:p/>
        </draw:rect>
        <draw:frame draw:style-name="gr3" draw:text-style-name="P8" draw:layer="layout" svg:width="2.085cm" svg:height="0.988cm" svg:x="25.616cm" svg:y="16.628cm">
          <draw:text-box>
            <text:p text:style-name="P7"><text:span text:style-name="T6">0x40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referencing pointers</text:p>
          </draw:text-box>
        </draw:frame>
        <draw:frame presentation:style-name="pr5" draw:text-style-name="P3" draw:layer="layout" svg:width="25.199cm" svg:height="15.166cm" svg:x="1.4cm" svg:y="4.507cm" presentation:class="outline" presentation:user-transformed="true">
          <draw:text-box>
            <text:list text:style-name="L3">
              <text:list-item>
                <text:p text:style-name="P1">The last example shows how to <text:span text:style-name="T2">make</text:span> a pointer:</text:p>
              </text:list-item>
            </text:list>
            <text:p text:style-name="P3"><text:span text:style-name="T7">VAR</text:span></text:p>
            <text:p text:style-name="P11"><text:span text:style-name="T8">applePtr</text:span><text:span text:style-name="T9"> : </text:span><text:span text:style-name="T10">POINTER</text:span><text:span text:style-name="T9"> </text:span><text:span text:style-name="T7">TO</text:span><text:span text:style-name="T9"> </text:span><text:span text:style-name="T7">REAL</text:span><text:span text:style-name="T9">;</text:span></text:p>
            <text:p text:style-name="P11"><text:span text:style-name="T8">apple</text:span><text:span text:style-name="T9"> : </text:span><text:span text:style-name="T7">REAL</text:span><text:span text:style-name="T9">;</text:span></text:p>
            <text:p text:style-name="P3"><text:span text:style-name="T7">BEGIN</text:span></text:p>
            <text:p text:style-name="P11"><text:span text:style-name="T8">apple</text:span><text:span text:style-name="T9"> := 5.0;</text:span></text:p>
            <text:p text:style-name="P11"><text:span text:style-name="T8">applePtr</text:span><text:span text:style-name="T9"> := </text:span><text:span text:style-name="T7">SYSTEM</text:span><text:span text:style-name="T9">.</text:span><text:span text:style-name="T10">ADR</text:span><text:span text:style-name="T9"> (</text:span><text:span text:style-name="T8">apple</text:span><text:span text:style-name="T9">);</text:span></text:p>
            <text:list text:continue-numbering="true" text:style-name="L3">
              <text:list-item>
                <text:p text:style-name="P1">How do we <text:span text:style-name="T2">get</text:span> at the memory pointed to?</text:p>
              </text:list-item>
            </text:list>
            <text:p text:style-name="P6"><text:span text:style-name="T4">applePtr</text:span><text:span text:style-name="T2">^</text:span> := 4.0;<text:tab/><text:span text:style-name="T4">(* same as apple := 4.0 *)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">(C syntax: <text:span text:style-name="T5">*applePtr</text:span>)</text:p>
                      </text:list-item>
                    </text:list>
                  </text:list-item>
                  <text:list-item>
                    <text:p text:style-name="P1">The “hat” operator <text:span text:style-name="T5">^</text:span> is called the <text:span text:style-name="T2">dereferencing</text:span> operator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8.035cm" svg:height="6.676cm" svg:x="18.601cm" svg:y="6.062cm" presentation:class="outline" presentation:user-transformed="true">
          <draw:text-box>
            <text:p text:style-name="P3"><text:span text:style-name="T11">In C:</text:span></text:p>
            <text:p text:style-name="P3"><text:span text:style-name="T7">float</text:span><text:span text:style-name="T12"> </text:span><text:span text:style-name="T8">apple</text:span><text:span text:style-name="T12">;</text:span></text:p>
            <text:p text:style-name="P3"><text:span text:style-name="T7">float</text:span><text:span text:style-name="T10">*</text:span><text:span text:style-name="T12"> </text:span><text:span text:style-name="T8">applePtr</text:span><text:span text:style-name="T12">;</text:span></text:p>
            <text:p text:style-name="P3"><text:span text:style-name="T8">apple</text:span><text:span text:style-name="T12"> = 5.0;</text:span></text:p>
            <text:p text:style-name="P3"><text:span text:style-name="T8">applePtr</text:span><text:span text:style-name="T12"> = </text:span><text:span text:style-name="T10">&amp;</text:span><text:span text:style-name="T8">apple</text:span><text:span text:style-name="T12">;</text:span></text:p>
          </draw:text-box>
        </draw:frame>
        <draw:frame draw:style-name="gr6" draw:text-style-name="P12" draw:layer="layout" svg:width="0.802cm" svg:height="2.61cm" svg:x="18.614cm" svg:y="4.939cm">
          <draw:text-box>
            <text:p text:style-name="P3"><text:span text:style-name="T3"/></text:p>
            <text:p text:style-name="P3"><text:span text:style-name="T12"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rations on pointe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Different pointer types are <text:span text:style-name="T2">not</text:span> compatible</text:p>
                <text:list>
                  <text:list-item>
                    <text:p text:style-name="P1">But can always <text:span text:style-name="T2">cast</text:span> from one type to another:</text:p>
                  </text:list-item>
                </text:list>
              </text:list-item>
            </text:list>
            <text:p text:style-name="P5"><text:span text:style-name="T13">float* applePtr;</text:span></text:p>
            <text:p text:style-name="P5"><text:span text:style-name="T13">int* pearPtr;</text:span></text:p>
            <text:p text:style-name="P5"><text:span text:style-name="T13">applePtr = (float*) pearPtr;</text:span></text:p>
            <text:list text:continue-numbering="true" text:style-name="L3">
              <text:list-item>
                <text:p text:style-name="P1"><text:span text:style-name="T2">NIL</text:span> points to nothing at all</text:p>
                <text:list>
                  <text:list-item>
                    <text:p text:style-name="P1">Handy for <text:span text:style-name="T2">initializing</text:span> pointers: <text:span text:style-name="T4">ptr1</text:span> := <text:span text:style-name="T5">NIL</text:span>;</text:p>
                  </text:list-item>
                  <text:list-item>
                    <text:p text:style-name="P1"><text:span text:style-name="T2">Dereferencing</text:span> <text:span text:style-name="T5">NIL</text:span> raises <text:span text:style-name="T4">sysException</text:span></text:p>
                  </text:list-item>
                  <text:list-item>
                    <text:p text:style-name="P1"><text:span text:style-name="T3">In C, use </text:span><text:span text:style-name="T2">NULL</text:span><text:span text:style-name="T3"> (which is just 0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ers and C array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n <text:span text:style-name="T2">array</text:span> in C is really just a <text:span text:style-name="T2">pointer</text:span> to a location in memory that stores <text:span text:style-name="T2">consecutive</text:span> entries of the array:</text:p>
              </text:list-item>
            </text:list>
            <text:p text:style-name="P5"><text:span text:style-name="T4">float appleSizes[4];</text:span></text:p>
            <text:p text:style-name="P5"><text:span text:style-name="T4">appleSizes[0] = 2.5;</text:span></text:p>
            <text:list text:continue-numbering="true" text:style-name="L3">
              <text:list-item>
                <text:list>
                  <text:list-item>
                    <text:p text:style-name="P1"><text:span text:style-name="T2">Indexing</text:span> into the array is really done by <text:span text:style-name="T2">adding</text:span> to the pointer to the head of the array:</text:p>
                  </text:list-item>
                </text:list>
              </text:list-item>
            </text:list>
            <text:p text:style-name="P5"><text:span text:style-name="T4">appleSizes[2]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">Is the same as:</text:p>
                      </text:list-item>
                    </text:list>
                  </text:list-item>
                </text:list>
              </text:list-item>
            </text:list>
            <text:p text:style-name="P5"><text:span text:style-name="T4">*(appleSizes + 2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ers and call-by-reference</text:p>
          </draw:text-box>
        </draw:frame>
        <draw:frame presentation:style-name="pr5" draw:text-style-name="P3" draw:layer="layout" svg:width="25.199cm" svg:height="14.587cm" svg:x="1.4cm" svg:y="4.507cm" presentation:class="outline" presentation:user-transformed="true">
          <draw:text-box>
            <text:list text:style-name="L3">
              <text:list-item>
                <text:p text:style-name="P1">Pointers are how <text:span text:style-name="T2">call-by-reference</text:span> is done in C:</text:p>
              </text:list-item>
            </text:list>
            <text:p text:style-name="P5"><text:span text:style-name="T14">int increment (int</text:span><text:span text:style-name="T15">*</text:span><text:span text:style-name="T14"> x) {</text:span><text:span text:style-name="T14"><text:tab/></text:span><text:span text:style-name="T14"><text:tab/></text:span><text:span text:style-name="T16">/* takes a pointer to an int */</text:span></text:p>
            <text:p text:style-name="P6"><text:span text:style-name="T14">*x = *x + 1;</text:span></text:p>
            <text:p text:style-name="P6"><text:span text:style-name="T14">return *x;</text:span></text:p>
            <text:p text:style-name="P5"><text:span text:style-name="T14">}</text:span></text:p>
            <text:p text:style-name="P5"><text:span text:style-name="T14">int x;</text:span></text:p>
            <text:p text:style-name="P5"><text:span text:style-name="T14">x = 5;</text:span></text:p>
            <text:p text:style-name="P5"><text:span text:style-name="T14">increment (</text:span><text:span text:style-name="T15">&amp;</text:span><text:span text:style-name="T14">x);</text:span><text:span text:style-name="T14"><text:tab/></text:span><text:span text:style-name="T14"><text:tab/></text:span><text:span text:style-name="T14"><text:tab/></text:span><text:span text:style-name="T14"><text:tab/></text:span><text:span text:style-name="T16">/* pass a pointer to x */</text:span></text:p>
            <text:list text:continue-numbering="true" text:style-name="L3">
              <text:list-item>
                <text:p text:style-name="P1">In <text:span text:style-name="T2">C++</text:span>, can specify in the <text:span text:style-name="T2">function</text:span> definition:</text:p>
              </text:list-item>
            </text:list>
            <text:p text:style-name="P5"><text:span text:style-name="T14">int increment (int &amp;x) {</text:span><text:span text:style-name="T14"><text:tab/></text:span><text:span text:style-name="T14"><text:tab/></text:span><text:span text:style-name="T16">/* call-by-reference */</text:span></text:p>
            <text:p text:style-name="P6"><text:span text:style-name="T14">x = x + 1; ....</text:span></text:p>
            <text:p text:style-name="P5"><text:span text:style-name="T14">increment (x)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ic vs. dynamic memor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Static</text:span> variables are allocated at the <text:span text:style-name="T2">beginning</text:span> of the program run</text:p>
                <text:list>
                  <text:list-item>
                    <text:p text:style-name="P1">Their size in memory is <text:span text:style-name="T2">fixed</text:span> at compile-time</text:p>
                  </text:list-item>
                  <text:list-item>
                    <text:p text:style-name="P1">Variables named in <text:span text:style-name="T2">declaration</text:span> section</text:p>
                  </text:list-item>
                </text:list>
              </text:list-item>
              <text:list-item>
                <text:p text:style-name="P1"><text:span text:style-name="T2">Dynamic</text:span> variables are allocated <text:span text:style-name="T2">during</text:span> the running of a program</text:p>
                <text:list>
                  <text:list-item>
                    <text:p text:style-name="P1">May also be <text:span text:style-name="T2">deallocated</text:span> during program</text:p>
                  </text:list-item>
                  <text:list-item>
                    <text:p text:style-name="P1">Size need <text:span text:style-name="T2">not</text:span> be predetermined</text:p>
                  </text:list-item>
                  <text:list-item>
                    <text:p text:style-name="P1">Reference them via 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ynamic variables</text:p>
          </draw:text-box>
        </draw:frame>
        <draw:frame presentation:style-name="pr5" draw:text-style-name="P3" draw:layer="layout" svg:width="25.199cm" svg:height="15.574cm" svg:x="1.4cm" svg:y="4.107cm" presentation:class="outline" presentation:user-transformed="true">
          <draw:text-box>
            <text:list text:style-name="L3">
              <text:list-item>
                <text:p text:style-name="P1">You can make your <text:span text:style-name="T3">own</text:span> <text:span text:style-name="T2">dynamically</text:span> allocated variables, using <text:span text:style-name="T5">NEW</text:span>() and <text:span text:style-name="T5">DISPOSE</text:span>():</text:p>
              </text:list-item>
            </text:list>
            <text:p text:style-name="P5"><text:span text:style-name="T7">VAR</text:span></text:p>
            <text:p text:style-name="P6"><text:span text:style-name="T8">applePtr</text:span><text:span text:style-name="T9"> : </text:span><text:span text:style-name="T7">POINTER</text:span><text:span text:style-name="T9"> </text:span><text:span text:style-name="T7">TO</text:span><text:span text:style-name="T9"> </text:span><text:span text:style-name="T7">REAL</text:span><text:span text:style-name="T9">;</text:span></text:p>
            <text:p text:style-name="P5"><text:span text:style-name="T7">BEGIN</text:span></text:p>
            <text:p text:style-name="P6"><text:span text:style-name="T10">NEW</text:span><text:span text:style-name="T9"> (</text:span><text:span text:style-name="T8">applePtr</text:span><text:span text:style-name="T9">);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"><text:span text:style-name="T2">Allocates</text:span> memory for a <text:span text:style-name="T5">REAL</text:span>, and stores the address in <text:span text:style-name="T4">applePtr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7">DISPOSE</text:span><text:span text:style-name="T18"> (</text:span><text:span text:style-name="T19">applePtr</text:span><text:span text:style-name="T18">);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"><text:span text:style-name="T2">Deallocates</text:span> the memory, and sets <text:span text:style-name="T4">applePtr</text:span> to <text:span text:style-name="T5">NIL</text:span></text:p>
                      </text:list-item>
                    </text:list>
                  </text:list-item>
                  <text:list-item>
                    <text:p text:style-name="P1">Dynamic variables are in the <text:span text:style-name="T2">heap</text:span>:</text:p>
                    <text:list>
                      <text:list-item>
                        <text:p text:style-name="P1">Open space for program to allocate/deallocate</text:p>
                      </text:list-item>
                    </text:list>
                  </text:list-item>
                  <text:list-item>
                    <text:p text:style-name="P1">If heap is <text:span text:style-name="T2">full</text:span>, <text:span text:style-name="T5">NEW</text:span> sets pointer to <text:span text:style-name="T5">NI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caution about pointe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Pointers are a <text:span text:style-name="T2">powerful</text:span> tool and a quick way to <text:span text:style-name="T2">shoot</text:span> yourself in the foot:</text:p>
              </text:list-item>
            </text:list>
            <text:p text:style-name="P5"><text:span text:style-name="T5">VAR</text:span></text:p>
            <text:p text:style-name="P6"><text:span text:style-name="T4">applePtr</text:span> : <text:span text:style-name="T2">POINTER</text:span> <text:span text:style-name="T5">TO</text:span> <text:span text:style-name="T5">REAL</text:span>;</text:p>
            <text:p text:style-name="P5"><text:span text:style-name="T5">BEGIN</text:span></text:p>
            <text:p text:style-name="P6"><text:span text:style-name="T4">applePtr</text:span><text:span text:style-name="T5">^</text:span><text:span text:style-name="T3"> := 5.0;</text:span><text:span text:style-name="T3"><text:tab/></text:span><text:span text:style-name="T3"><text:tab/></text:span><text:span text:style-name="T4">(* yipes! *)</text:span></text:p>
            <text:list text:continue-numbering="true" text:style-name="L3">
              <text:list-item>
                <text:list>
                  <text:list-item>
                    <text:p text:style-name="P1"><text:span text:style-name="T2">Uninitialized</text:span><text:span text:style-name="T3"> pointer could point to anywhere in memory: </text:span><text:span text:style-name="T2">dereferencing</text:span><text:span text:style-name="T3"> it can potentially modify any accessible memory!</text:span></text:p>
                    <text:list>
                      <text:list-item>
                        <text:p text:style-name="P1"><text:span text:style-name="T3">Can </text:span><text:span text:style-name="T2">crash</text:span><text:span text:style-name="T3"> older Windows; </text:span><text:span text:style-name="T2">core dump</text:span><text:span text:style-name="T3"> in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line draw:style-name="gr7" draw:text-style-name="P10" draw:layer="layout" svg:x1="25.7cm" svg:y1="15.775cm" svg:x2="23.795cm" svg:y2="17.68cm">
          <text:p/>
        </draw:line>
        <draw:frame presentation:style-name="pr4" draw:text-style-name="P1" draw:layer="layout" svg:width="25.199cm" svg:height="3.178cm" svg:x="1cm" svg:y="0.337cm" presentation:class="title">
          <draw:text-box>
            <text:p text:style-name="P1">Linked lists: creating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 <text:span text:style-name="T2">linked list</text:span> is a dynamic ADT where each item in the list contains a <text:span text:style-name="T2">pointer</text:span> to the next item:</text:p>
              </text:list-item>
            </text:list>
            <text:p text:style-name="P5"><text:span text:style-name="T20">class</text:span><text:span text:style-name="T13"> </text:span><text:span text:style-name="T21">Node</text:span><text:span text:style-name="T22">:</text:span></text:p>
            <text:p text:style-name="P6"><text:span text:style-name="T20">def</text:span><text:span text:style-name="T22"> </text:span><text:span text:style-name="T21">__init__</text:span><text:span text:style-name="T22">(self, </text:span><text:span text:style-name="T13">data</text:span><text:span text:style-name="T22">=</text:span><text:span text:style-name="T23">None</text:span><text:span text:style-name="T22">, </text:span><text:span text:style-name="T13">next</text:span><text:span text:style-name="T22">=</text:span><text:span text:style-name="T23">None</text:span><text:span text:style-name="T22">):</text:span></text:p>
            <text:p text:style-name="P13"><text:span text:style-name="T22">self.</text:span><text:span text:style-name="T13">data</text:span><text:span text:style-name="T22"> = </text:span><text:span text:style-name="T13">data</text:span></text:p>
            <text:p text:style-name="P13"><text:span text:style-name="T22">self.</text:span><text:span text:style-name="T13">next</text:span><text:span text:style-name="T22"> = </text:span><text:span text:style-name="T13">next</text:span></text:p>
            <text:p text:style-name="P5"><text:span text:style-name="T22"/></text:p>
            <text:p text:style-name="P5"><text:span text:style-name="T24">n1</text:span><text:span text:style-name="T22"> = Node()</text:span></text:p>
            <text:p text:style-name="P5"><text:span text:style-name="T24">n2</text:span><text:span text:style-name="T22"> = Node()</text:span></text:p>
            <text:p text:style-name="P5"><text:span text:style-name="T24">n1</text:span><text:span text:style-name="T22">.</text:span><text:span text:style-name="T13">next</text:span><text:span text:style-name="T22"> = </text:span><text:span text:style-name="T24">n2</text:span></text:p>
          </draw:text-box>
        </draw:frame>
        <draw:rect draw:style-name="gr8" draw:text-style-name="P15" draw:id="id7" draw:layer="layout" svg:width="1.905cm" svg:height="1.905cm" svg:x="14.605cm" svg:y="12.7cm">
          <text:p text:style-name="P8"><text:span text:style-name="T25">data</text:span></text:p>
        </draw:rect>
        <draw:rect draw:style-name="gr8" draw:text-style-name="P15" draw:layer="layout" svg:width="1.905cm" svg:height="1.905cm" svg:x="16.506cm" svg:y="12.701cm">
          <text:p text:style-name="P8"><text:span text:style-name="T25">next</text:span></text:p>
        </draw:rect>
        <draw:rect draw:style-name="gr8" draw:text-style-name="P15" draw:id="id5" draw:layer="layout" svg:width="1.905cm" svg:height="1.905cm" svg:x="20.005cm" svg:y="12.7cm">
          <text:p text:style-name="P8"><text:span text:style-name="T25">data</text:span></text:p>
        </draw:rect>
        <draw:rect draw:style-name="gr8" draw:text-style-name="P15" draw:layer="layout" svg:width="1.905cm" svg:height="1.905cm" svg:x="21.906cm" svg:y="12.701cm">
          <text:p text:style-name="P8"><text:span text:style-name="T25">next</text:span></text:p>
        </draw:rect>
        <draw:rect draw:style-name="gr8" draw:text-style-name="P15" draw:id="id6" draw:layer="layout" svg:width="1.905cm" svg:height="1.905cm" svg:x="21.905cm" svg:y="15.7cm">
          <text:p text:style-name="P8"><text:span text:style-name="T25">data</text:span></text:p>
        </draw:rect>
        <draw:rect draw:style-name="gr8" draw:text-style-name="P15" draw:layer="layout" svg:width="1.905cm" svg:height="1.905cm" svg:x="23.806cm" svg:y="15.701cm">
          <text:p text:style-name="P8"><text:span text:style-name="T25">next</text:span></text:p>
        </draw:rect>
        <draw:connector draw:style-name="gr9" draw:text-style-name="P10" draw:layer="layout" draw:type="line" svg:x1="17.52cm" svg:y1="14.123cm" svg:x2="20.005cm" svg:y2="13.652cm" draw:end-shape="id5" draw:end-glue-point="3" svg:d="m17520 14123 2485-471">
          <text:p/>
        </draw:connector>
        <draw:connector draw:style-name="gr9" draw:text-style-name="P10" draw:layer="layout" draw:type="line" svg:x1="23.121cm" svg:y1="14.124cm" svg:x2="25.606cm" svg:y2="13.653cm" svg:d="m23121 14124 2485-471">
          <text:p/>
        </draw:connector>
        <draw:connector draw:style-name="gr9" draw:text-style-name="P10" draw:layer="layout" draw:type="line" svg:x1="19.322cm" svg:y1="17.125cm" svg:x2="21.905cm" svg:y2="16.652cm" draw:end-shape="id6" draw:end-glue-point="3" svg:d="m19322 17125 2583-473">
          <text:p/>
        </draw:connector>
        <draw:frame draw:style-name="gr10" draw:text-style-name="P17" draw:layer="layout" svg:width="2.16cm" svg:height="1.337cm" svg:x="25.63cm" svg:y="12.882cm">
          <draw:text-box>
            <text:p text:style-name="P16"><text:span text:style-name="T26">. . .</text:span></text:p>
          </draw:text-box>
        </draw:frame>
        <draw:frame draw:style-name="gr10" draw:text-style-name="P17" draw:layer="layout" svg:width="2.16cm" svg:height="1.337cm" svg:x="17.697cm" svg:y="16.247cm">
          <draw:text-box>
            <text:p text:style-name="P16"><text:span text:style-name="T26">. . .</text:span></text:p>
          </draw:text-box>
        </draw:frame>
        <draw:connector draw:style-name="gr11" draw:text-style-name="P10" draw:layer="layout" draw:type="line" svg:x1="11.485cm" svg:y1="14.441cm" svg:x2="14.605cm" svg:y2="13.652cm" draw:end-shape="id7" draw:end-glue-point="3" svg:d="m11485 14441 3120-789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rations on linked lis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Index</text:span> into list (get a <text:span text:style-name="T2">reference</text:span> to <text:span text:style-name="T4">n</text:span><text:span text:style-name="T27">th</text:span> node)</text:p>
              </text:list-item>
              <text:list-item>
                <text:p text:style-name="P1"><text:span text:style-name="T2">Print</text:span> out the list</text:p>
              </text:list-item>
              <text:list-item>
                <text:p text:style-name="P1"><text:span text:style-name="T2">Search</text:span> list for given data (<text:span text:style-name="T2">cargo</text:span>/payload)</text:p>
              </text:list-item>
              <text:list-item>
                <text:p text:style-name="P1"><text:span text:style-name="T2">Insert</text:span> a new node into a linked list</text:p>
              </text:list-item>
              <text:list-item>
                <text:p text:style-name="P1"><text:span text:style-name="T2">Delete</text:span> a node from a linked list</text:p>
                <text:list>
                  <text:list-item>
                    <text:p text:style-name="P1">By <text:span text:style-name="T2">index</text:span> (0, 1, 2, ...) or by <text:span text:style-name="T2">cargo</text:span></text:p>
                  </text:list-item>
                </text:list>
              </text:list-item>
            </text:list>
          </draw:text-box>
        </draw:frame>
        <draw:line draw:style-name="gr7" draw:text-style-name="P10" draw:layer="layout" svg:x1="21.041cm" svg:y1="15.306cm" svg:x2="19.136cm" svg:y2="17.211cm">
          <text:p/>
        </draw:line>
        <draw:rect draw:style-name="gr8" draw:text-style-name="P15" draw:layer="layout" svg:width="1.905cm" svg:height="1.905cm" svg:x="6.206cm" svg:y="15.3cm">
          <text:p text:style-name="P8"><text:span text:style-name="T25">data</text:span></text:p>
        </draw:rect>
        <draw:rect draw:style-name="gr8" draw:text-style-name="P15" draw:layer="layout" svg:width="1.905cm" svg:height="1.905cm" svg:x="8.107cm" svg:y="15.301cm">
          <text:p text:style-name="P8"><text:span text:style-name="T25">next</text:span></text:p>
        </draw:rect>
        <draw:rect draw:style-name="gr8" draw:text-style-name="P15" draw:id="id8" draw:layer="layout" svg:width="1.905cm" svg:height="1.905cm" svg:x="11.606cm" svg:y="15.3cm">
          <text:p text:style-name="P8"><text:span text:style-name="T25">data</text:span></text:p>
        </draw:rect>
        <draw:rect draw:style-name="gr8" draw:text-style-name="P15" draw:layer="layout" svg:width="1.905cm" svg:height="1.905cm" svg:x="13.507cm" svg:y="15.301cm">
          <text:p text:style-name="P8"><text:span text:style-name="T25">next</text:span></text:p>
        </draw:rect>
        <draw:rect draw:style-name="gr8" draw:text-style-name="P15" draw:layer="layout" svg:width="1.905cm" svg:height="1.905cm" svg:x="17.246cm" svg:y="15.231cm">
          <text:p text:style-name="P8"><text:span text:style-name="T25">data</text:span></text:p>
        </draw:rect>
        <draw:rect draw:style-name="gr8" draw:text-style-name="P15" draw:layer="layout" svg:width="1.905cm" svg:height="1.905cm" svg:x="19.147cm" svg:y="15.232cm">
          <text:p text:style-name="P8"><text:span text:style-name="T25">next</text:span></text:p>
        </draw:rect>
        <draw:connector draw:style-name="gr9" draw:text-style-name="P10" draw:layer="layout" draw:type="line" svg:x1="9.121cm" svg:y1="16.723cm" svg:x2="11.606cm" svg:y2="16.252cm" draw:end-shape="id8" draw:end-glue-point="3" svg:d="m9121 16723 2485-471">
          <text:p/>
        </draw:connector>
        <draw:connector draw:style-name="gr9" draw:text-style-name="P10" draw:layer="layout" draw:type="line" svg:x1="14.722cm" svg:y1="16.724cm" svg:x2="17.207cm" svg:y2="16.253cm" svg:d="m14722 16724 2485-471">
          <text:p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Inserting a node into a linked list</text:p>
          </draw:text-box>
        </draw:frame>
        <draw:frame presentation:style-name="pr9" draw:text-style-name="P3" draw:layer="layout" svg:width="25.199cm" svg:height="9.604cm" svg:x="1.4cm" svg:y="4.507cm" presentation:class="outline" presentation:user-transformed="true">
          <draw:text-box>
            <text:list text:style-name="L3">
              <text:list-item>
                <text:p text:style-name="P1">Follow pointers to get to the right <text:span text:style-name="T2">spot</text:span></text:p>
                <text:list>
                  <text:list-item>
                    <text:p text:style-name="P1"><text:span text:style-name="T2">Create</text:span> a new node with the given cargo</text:p>
                  </text:list-item>
                  <text:list-item>
                    <text:p text:style-name="P1"><text:span text:style-name="T2">Thread</text:span> new node into the list</text:p>
                  </text:list-item>
                </text:list>
              </text:list-item>
            </text:list>
            <text:p text:style-name="P5"><text:span text:style-name="T24">newitem</text:span><text:span text:style-name="T22"> = Node(</text:span><text:span text:style-name="T13">data</text:span><text:span text:style-name="T22">)</text:span></text:p>
            <text:p text:style-name="P5"><text:span text:style-name="T24">newitem</text:span><text:span text:style-name="T22">.</text:span><text:span text:style-name="T13">next</text:span><text:span text:style-name="T22"> = </text:span><text:span text:style-name="T24">cur</text:span><text:span text:style-name="T22">.</text:span><text:span text:style-name="T13">next</text:span></text:p>
            <text:p text:style-name="P5"><text:span text:style-name="T24">cur</text:span><text:span text:style-name="T22">.</text:span><text:span text:style-name="T13">next</text:span><text:span text:style-name="T22"> = </text:span><text:span text:style-name="T24">newitem</text:span></text:p>
            <text:list text:continue-numbering="true" text:style-name="L3">
              <text:list-item>
                <text:list>
                  <text:list-item>
                    <text:p text:style-name="P1">What about inserting at <text:span text:style-name="T2">head</text:span> of list?</text:p>
                  </text:list-item>
                </text:list>
              </text:list-item>
            </text:list>
          </draw:text-box>
        </draw:frame>
        <draw:rect draw:style-name="gr8" draw:text-style-name="P15" draw:id="id11" draw:layer="layout" svg:width="1.905cm" svg:height="1.905cm" svg:x="6.65cm" svg:y="14.13cm">
          <text:p text:style-name="P8"><text:span text:style-name="T25">data</text:span></text:p>
        </draw:rect>
        <draw:rect draw:style-name="gr8" draw:text-style-name="P15" draw:layer="layout" svg:width="1.905cm" svg:height="1.905cm" svg:x="8.551cm" svg:y="14.131cm">
          <text:p text:style-name="P8"><text:span text:style-name="T25">next</text:span></text:p>
        </draw:rect>
        <draw:rect draw:style-name="gr8" draw:text-style-name="P15" draw:id="id10" draw:layer="layout" svg:width="1.905cm" svg:height="1.905cm" svg:x="12.27cm" svg:y="17.374cm">
          <text:p text:style-name="P8"><text:span text:style-name="T25">data</text:span></text:p>
        </draw:rect>
        <draw:rect draw:style-name="gr8" draw:text-style-name="P15" draw:layer="layout" svg:width="1.905cm" svg:height="1.905cm" svg:x="14.171cm" svg:y="17.375cm">
          <text:p text:style-name="P8"><text:span text:style-name="T25">next</text:span></text:p>
        </draw:rect>
        <draw:rect draw:style-name="gr8" draw:text-style-name="P15" draw:id="id9" draw:layer="layout" svg:width="1.905cm" svg:height="1.905cm" svg:x="17.985cm" svg:y="14.1cm">
          <text:p text:style-name="P8"><text:span text:style-name="T25">data</text:span></text:p>
        </draw:rect>
        <draw:rect draw:style-name="gr8" draw:text-style-name="P15" draw:layer="layout" svg:width="1.905cm" svg:height="1.905cm" svg:x="19.886cm" svg:y="14.101cm">
          <text:p text:style-name="P8"><text:span text:style-name="T25">next</text:span></text:p>
        </draw:rect>
        <draw:connector draw:style-name="gr9" draw:text-style-name="P10" draw:id="id12" draw:layer="layout" draw:type="line" svg:x1="9.565cm" svg:y1="15.553cm" svg:x2="17.985cm" svg:y2="15.052cm" draw:end-shape="id9" draw:end-glue-point="3" svg:d="m9565 15553 8420-501">
          <text:p/>
        </draw:connector>
        <draw:connector draw:style-name="gr9" draw:text-style-name="P10" draw:layer="layout" draw:type="line" svg:x1="10.254cm" svg:y1="18.322cm" svg:x2="12.27cm" svg:y2="18.326cm" draw:end-shape="id10" draw:end-glue-point="3" svg:d="m10254 18322 2016 4">
          <text:p/>
        </draw:connector>
        <draw:connector draw:style-name="gr12" draw:text-style-name="P10" draw:layer="layout" draw:type="line" svg:x1="5.069cm" svg:y1="15.104cm" svg:x2="6.65cm" svg:y2="15.082cm" draw:end-shape="id11" draw:end-glue-point="3" svg:d="m5069 15104 1581-22">
          <text:p/>
        </draw:connector>
        <draw:connector draw:style-name="gr13" draw:text-style-name="P10" draw:layer="layout" draw:type="line" svg:x1="9.565cm" svg:y1="15.553cm" svg:x2="12.27cm" svg:y2="18.326cm" draw:start-shape="id12" draw:start-glue-point="2" svg:d="m9565 15553 2705 2773">
          <text:p/>
        </draw:connector>
        <draw:connector draw:style-name="gr13" draw:text-style-name="P10" draw:layer="layout" draw:type="line" svg:x1="15.223cm" svg:y1="17.678cm" svg:x2="17.985cm" svg:y2="15.052cm" draw:end-shape="id9" draw:end-glue-point="3" svg:d="m15223 17678 2762-2626">
          <text:p/>
        </draw:connector>
        <draw:frame draw:style-name="gr10" draw:text-style-name="P18" draw:layer="layout" svg:width="3.688cm" svg:height="1.088cm" svg:x="6.803cm" svg:y="17.639cm">
          <draw:text-box>
            <text:p text:style-name="P9"><text:span text:style-name="T28">newitem</text:span></text:p>
          </draw:text-box>
        </draw:frame>
        <draw:frame draw:style-name="gr10" draw:text-style-name="P18" draw:layer="layout" svg:width="1.745cm" svg:height="1.088cm" svg:x="3.975cm" svg:y="14.14cm">
          <draw:text-box>
            <text:p text:style-name="P9"><text:span text:style-name="T28">cur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ert() method: code</text:p>
          </draw:text-box>
        </draw:frame>
        <draw:frame presentation:style-name="pr5" draw:text-style-name="P3" draw:layer="layout" svg:width="25.199cm" svg:height="14.561cm" svg:x="1.4cm" svg:y="4.507cm" presentation:class="outline" presentation:user-transformed="true">
          <draw:text-box>
            <text:p text:style-name="P3"><text:span text:style-name="T20">def</text:span><text:span text:style-name="T22"> </text:span><text:span text:style-name="T21">insert</text:span><text:span text:style-name="T22"> (self, </text:span><text:span text:style-name="T13">n</text:span><text:span text:style-name="T22">, </text:span><text:span text:style-name="T13">data</text:span><text:span text:style-name="T22">=</text:span><text:span text:style-name="T23">None</text:span><text:span text:style-name="T22">):</text:span></text:p>
            <text:p text:style-name="P11"><text:span text:style-name="T13">"""Insert a new node into linked list at position n."""</text:span></text:p>
            <text:p text:style-name="P11"><text:span text:style-name="T24">newitem</text:span><text:span text:style-name="T22"> = Node(</text:span><text:span text:style-name="T13">data</text:span><text:span text:style-name="T22">)</text:span></text:p>
            <text:p text:style-name="P11"><text:span text:style-name="T22">if n == 0: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9"># new head: modify self</text:span></text:p>
            <text:p text:style-name="P5"><text:span text:style-name="T24">newitem</text:span><text:span text:style-name="T22">.</text:span><text:span text:style-name="T13">next</text:span><text:span text:style-name="T22"> = </text:span><text:span text:style-name="T24">self</text:span></text:p>
            <text:p text:style-name="P5"><text:span text:style-name="T24">self</text:span><text:span text:style-name="T22"> = </text:span><text:span text:style-name="T24">newitem</text:span></text:p>
            <text:p text:style-name="P11"><text:span text:style-name="T22">else:</text:span></text:p>
            <text:p text:style-name="P5"><text:span text:style-name="T24">cur</text:span><text:span text:style-name="T22"> = self</text:span></text:p>
            <text:p text:style-name="P5"><text:span text:style-name="T20">for</text:span><text:span text:style-name="T22"> idx </text:span><text:span text:style-name="T20">in</text:span><text:span text:style-name="T22"> </text:span><text:span text:style-name="T23">range</text:span><text:span text:style-name="T22">(</text:span><text:span text:style-name="T13">n</text:span><text:span text:style-name="T22">-1):</text:span><text:span text:style-name="T22"><text:tab/></text:span><text:span text:style-name="T22"><text:tab/></text:span><text:span text:style-name="T29"># get to proper position</text:span></text:p>
            <text:p text:style-name="P6"><text:span text:style-name="T24">cur</text:span><text:span text:style-name="T22"> = </text:span><text:span text:style-name="T24">cur</text:span><text:span text:style-name="T22">.</text:span><text:span text:style-name="T13">next</text:span></text:p>
            <text:p text:style-name="P5"><text:span text:style-name="T24">newitem</text:span><text:span text:style-name="T22">.</text:span><text:span text:style-name="T13">next</text:span><text:span text:style-name="T22"> = </text:span><text:span text:style-name="T24">cur</text:span><text:span text:style-name="T22">.</text:span><text:span text:style-name="T13">next</text:span></text:p>
            <text:p text:style-name="P5"><text:span text:style-name="T24">cur</text:span><text:span text:style-name="T22">.</text:span><text:span text:style-name="T13">next</text:span><text:span text:style-name="T22"> = </text:span><text:span text:style-name="T24">newitem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leting from a linked list</text:p>
          </draw:text-box>
        </draw:frame>
        <draw:frame presentation:style-name="pr10" draw:text-style-name="P3" draw:layer="layout" svg:width="25.199cm" svg:height="8.931cm" svg:x="1.4cm" svg:y="4.507cm" presentation:class="outline" presentation:user-transformed="true">
          <draw:text-box>
            <text:list text:style-name="L3">
              <text:list-item>
                <text:p text:style-name="P1">Follow pointers to find the item we want to <text:span text:style-name="T2">delete</text:span></text:p>
                <text:list>
                  <text:list-item>
                    <text:p text:style-name="P1"><text:span text:style-name="T2">Sew</text:span> up links to skip over the item</text:p>
                  </text:list-item>
                  <text:list-item>
                    <text:p text:style-name="P1"><text:span text:style-name="T2">Deallocate</text:span> the item from memory</text:p>
                  </text:list-item>
                </text:list>
              </text:list-item>
            </text:list>
            <text:p text:style-name="P6"><text:span text:style-name="T24">tmp</text:span><text:span text:style-name="T30"> = </text:span><text:span text:style-name="T24">cur</text:span><text:span text:style-name="T30">.</text:span><text:span text:style-name="T13">next</text:span></text:p>
            <text:p text:style-name="P6"><text:span text:style-name="T24">cur</text:span><text:span text:style-name="T30">.</text:span><text:span text:style-name="T13">next</text:span><text:span text:style-name="T30"> = </text:span><text:span text:style-name="T24">tmp</text:span><text:span text:style-name="T30">.</text:span><text:span text:style-name="T13">next</text:span></text:p>
            <text:p text:style-name="P6"><text:span text:style-name="T20">del</text:span><text:span text:style-name="T30"> </text:span><text:span text:style-name="T24">tmp</text:span></text:p>
          </draw:text-box>
        </draw:frame>
        <draw:rect draw:style-name="gr8" draw:text-style-name="P15" draw:id="id15" draw:layer="layout" svg:width="1.905cm" svg:height="1.905cm" svg:x="5.85cm" svg:y="12.73cm">
          <text:p text:style-name="P8"><text:span text:style-name="T25">data</text:span></text:p>
        </draw:rect>
        <draw:rect draw:style-name="gr8" draw:text-style-name="P15" draw:layer="layout" svg:width="1.905cm" svg:height="1.905cm" svg:x="7.751cm" svg:y="12.731cm">
          <text:p text:style-name="P8"><text:span text:style-name="T25">next</text:span></text:p>
        </draw:rect>
        <draw:rect draw:style-name="gr8" draw:text-style-name="P15" draw:id="id14" draw:layer="layout" svg:width="1.905cm" svg:height="1.905cm" svg:x="11.47cm" svg:y="15.974cm">
          <text:p text:style-name="P8"><text:span text:style-name="T25">data</text:span></text:p>
        </draw:rect>
        <draw:rect draw:style-name="gr8" draw:text-style-name="P15" draw:layer="layout" svg:width="1.905cm" svg:height="1.905cm" svg:x="13.371cm" svg:y="15.975cm">
          <text:p text:style-name="P8"><text:span text:style-name="T25">next</text:span></text:p>
        </draw:rect>
        <draw:rect draw:style-name="gr8" draw:text-style-name="P15" draw:id="id13" draw:layer="layout" svg:width="1.905cm" svg:height="1.905cm" svg:x="17.185cm" svg:y="12.7cm">
          <text:p text:style-name="P8"><text:span text:style-name="T25">data</text:span></text:p>
        </draw:rect>
        <draw:rect draw:style-name="gr8" draw:text-style-name="P15" draw:layer="layout" svg:width="1.905cm" svg:height="1.905cm" svg:x="19.086cm" svg:y="12.701cm">
          <text:p text:style-name="P8"><text:span text:style-name="T25">next</text:span></text:p>
        </draw:rect>
        <draw:connector draw:style-name="gr9" draw:text-style-name="P10" draw:id="id16" draw:layer="layout" draw:type="line" svg:x1="8.765cm" svg:y1="14.153cm" svg:x2="17.185cm" svg:y2="13.652cm" draw:end-shape="id13" draw:end-glue-point="3" svg:d="m8765 14153 8420-501">
          <text:p/>
        </draw:connector>
        <draw:connector draw:style-name="gr9" draw:text-style-name="P10" draw:layer="layout" draw:type="line" svg:x1="9.454cm" svg:y1="16.922cm" svg:x2="11.47cm" svg:y2="16.926cm" draw:end-shape="id14" draw:end-glue-point="3" svg:d="m9454 16922 2016 4">
          <text:p/>
        </draw:connector>
        <draw:connector draw:style-name="gr11" draw:text-style-name="P10" draw:layer="layout" draw:type="line" svg:x1="4.269cm" svg:y1="13.704cm" svg:x2="5.85cm" svg:y2="13.682cm" draw:end-shape="id15" draw:end-glue-point="3" svg:d="m4269 13704 1581-22">
          <text:p/>
        </draw:connector>
        <draw:connector draw:style-name="gr13" draw:text-style-name="P10" draw:layer="layout" draw:type="line" svg:x1="8.765cm" svg:y1="14.153cm" svg:x2="11.47cm" svg:y2="16.926cm" draw:start-shape="id16" draw:start-glue-point="2" svg:d="m8765 14153 2705 2773">
          <text:p/>
        </draw:connector>
        <draw:connector draw:style-name="gr13" draw:text-style-name="P10" draw:layer="layout" draw:type="line" svg:x1="14.423cm" svg:y1="16.278cm" svg:x2="17.185cm" svg:y2="13.652cm" draw:end-shape="id13" draw:end-glue-point="3" svg:d="m14423 16278 2762-2626">
          <text:p/>
        </draw:connector>
        <draw:frame draw:style-name="gr10" draw:text-style-name="P18" draw:layer="layout" svg:width="2.02cm" svg:height="1.088cm" svg:x="7.703cm" svg:y="16.239cm">
          <draw:text-box>
            <text:p text:style-name="P9"><text:span text:style-name="T28">tmp</text:span></text:p>
          </draw:text-box>
        </draw:frame>
        <draw:frame draw:style-name="gr3" draw:text-style-name="P18" draw:layer="layout" svg:width="1.645cm" svg:height="0.988cm" svg:x="3.175cm" svg:y="12.79cm">
          <draw:text-box>
            <text:p text:style-name="P9"><text:span text:style-name="T28">cur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3cm" presentation:class="title" presentation:user-transformed="true">
          <draw:text-box>
            <text:p text:style-name="P1">Linked lists: algorithmic efficiency</text:p>
          </draw:text-box>
        </draw:frame>
        <draw:frame presentation:style-name="pr5" draw:text-style-name="P3" draw:layer="layout" svg:width="25.199cm" svg:height="16.951cm" svg:x="1.4cm" svg:y="3.907cm" presentation:class="outline" presentation:user-transformed="true">
          <draw:text-box>
            <text:list text:style-name="L3">
              <text:list-item>
                <text:p text:style-name="P1"><text:span text:style-name="T2">Big-O</text:span> notation: <text:span text:style-name="T4">O(n)</text:span> means # operations varies linearly with <text:span text:style-name="T4">n</text:span></text:p>
              </text:list-item>
              <text:list-item>
                <text:p text:style-name="P1">For a <text:span text:style-name="T2">linked list</text:span> with <text:span text:style-name="T4">n</text:span> items:</text:p>
                <text:list>
                  <text:list-item>
                    <text:p text:style-name="P1">Insert at <text:span text:style-name="T2">head</text:span>: don't have to traverse list: <text:span text:style-name="T4">O(1)</text:span></text:p>
                  </text:list-item>
                  <text:list-item>
                    <text:p text:style-name="P1">Append to <text:span text:style-name="T2">tail</text:span>: must walk list: <text:span text:style-name="T4">O(n)</text:span></text:p>
                  </text:list-item>
                  <text:list-item>
                    <text:p text:style-name="P1">General <text:span text:style-name="T2">insert</text:span>:</text:p>
                    <text:list>
                      <text:list-item>
                        <text:p text:style-name="P1"><text:span text:style-name="T2">Worst</text:span>-case: <text:span text:style-name="T4">O(n)</text:span></text:p>
                      </text:list-item>
                      <text:list-item>
                        <text:p text:style-name="P1"><text:span text:style-name="T2">Average</text:span>-case: O(n/2), which is also <text:span text:style-name="T4">O(n)</text:span></text:p>
                      </text:list-item>
                    </text:list>
                  </text:list-item>
                  <text:list-item>
                    <text:p text:style-name="P1"><text:span text:style-name="T2">Deleting</text:span>: also <text:span text:style-name="T4">O(n)</text:span></text:p>
                  </text:list-item>
                </text:list>
              </text:list-item>
              <text:list-item>
                <text:p text:style-name="P1"><text:span text:style-name="T3">Double-headed list (keep a </text:span><text:span text:style-name="T2">tail pointer</text:span><text:span text:style-name="T3">):</text:span></text:p>
                <text:list>
                  <text:list-item>
                    <text:p text:style-name="P1">Speeds up append-to-tail to <text:span text:style-name="T4">O(1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ariants of linked lis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2">Circularly</text:span> linked list:</text:p>
                <text:list>
                  <text:list-item>
                    <text:list>
                      <text:list-item>
                        <text:p text:style-name="P1"><text:span text:style-name="T2">tail</text:span>.<text:span text:style-name="T4">next</text:span> = <text:span text:style-name="T2">head</text:span></text:p>
                      </text:list-item>
                    </text:list>
                  </text:list-item>
                  <text:list-item>
                    <text:p text:style-name="P1">How to keep from infinite loop?</text:p>
                  </text:list-item>
                </text:list>
              </text:list-item>
              <text:list-item>
                <text:p text:style-name="P1"><text:span text:style-name="T2">Bidirectional</text:span> linked list:</text:p>
              </text:list-item>
            </text:list>
            <text:p text:style-name="P5"><text:span text:style-name="T20">class</text:span><text:span text:style-name="T13"> </text:span><text:span text:style-name="T21">Node</text:span><text:span text:style-name="T22">:</text:span></text:p>
            <text:p text:style-name="P6"><text:span text:style-name="T20">def</text:span><text:span text:style-name="T22"> </text:span><text:span text:style-name="T21">__init__</text:span><text:span text:style-name="T22">(self, </text:span><text:span text:style-name="T13">data</text:span><text:span text:style-name="T22">=</text:span><text:span text:style-name="T23">None</text:span><text:span text:style-name="T22">, </text:span><text:span text:style-name="T13">prev</text:span><text:span text:style-name="T22">=</text:span><text:span text:style-name="T23">None, </text:span><text:span text:style-name="T13">next</text:span><text:span text:style-name="T22">=</text:span><text:span text:style-name="T23">None</text:span><text:span text:style-name="T22">):</text:span></text:p>
            <text:p text:style-name="P13"><text:span text:style-name="T22">self.</text:span><text:span text:style-name="T13">data</text:span><text:span text:style-name="T22"> = </text:span><text:span text:style-name="T13">data</text:span></text:p>
            <text:p text:style-name="P13"><text:span text:style-name="T22">self.</text:span><text:span text:style-name="T13">prev</text:span><text:span text:style-name="T22"> = </text:span><text:span text:style-name="T13">prev</text:span></text:p>
            <text:p text:style-name="P13"><text:span text:style-name="T22">self.</text:span><text:span text:style-name="T13">next</text:span><text:span text:style-name="T22"> = </text:span><text:span text:style-name="T13">next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24T14:33:20</dc:date>
    <meta:editing-cycles>53</meta:editing-cycles>
    <meta:editing-duration>PT24H51M03S</meta:editing-duration>
    <meta:document-statistic meta:object-count="286"/>
    <meta:user-defined meta:name="Info 1"/>
    <meta:user-defined meta:name="Info 2"/>
    <meta:user-defined meta:name="Info 3"/>
    <meta:user-defined meta:name="Info 4"/>
  </office:meta>
</office:document-meta>
</file>